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font-name="Liberation Sans1" officeooo:rsid="000c3824" officeooo:paragraph-rsid="000c3824"/>
    </style:style>
    <style:style style:name="P2" style:family="paragraph" style:parent-style-name="Text_20_body">
      <style:text-properties style:font-name="Liberation Sans1" style:text-underline-style="solid" style:text-underline-width="auto" style:text-underline-color="font-color" officeooo:rsid="000c3824" officeooo:paragraph-rsid="000c3824"/>
    </style:style>
    <style:style style:name="P3" style:family="paragraph" style:parent-style-name="Text_20_body">
      <style:text-properties style:font-name="Liberation Sans1" officeooo:paragraph-rsid="000f3e78"/>
    </style:style>
    <style:style style:name="P4" style:family="paragraph" style:parent-style-name="Text_20_body">
      <style:text-properties style:font-name="Liberation Sans1" fo:font-style="italic" officeooo:paragraph-rsid="000f3e78" style:font-style-asian="italic" style:font-style-complex="italic"/>
    </style:style>
    <style:style style:name="P5" style:family="paragraph" style:parent-style-name="Text_20_body">
      <style:text-properties style:font-name="Liberation Sans1" fo:font-style="italic" officeooo:rsid="001ad089" officeooo:paragraph-rsid="001ad089" style:font-style-asian="italic" style:font-style-complex="italic"/>
    </style:style>
    <style:style style:name="P6" style:family="paragraph" style:parent-style-name="Text_20_body">
      <style:text-properties style:font-name="Liberation Sans1" officeooo:rsid="001ff948" officeooo:paragraph-rsid="001ff948"/>
    </style:style>
    <style:style style:name="P7" style:family="paragraph" style:parent-style-name="Text_20_body">
      <style:text-properties officeooo:rsid="00277f77" officeooo:paragraph-rsid="00277f77"/>
    </style:style>
    <style:style style:name="P8" style:family="paragraph" style:parent-style-name="Text_20_body">
      <style:text-properties officeooo:rsid="00280f0b" officeooo:paragraph-rsid="00280f0b"/>
    </style:style>
    <style:style style:name="P9" style:family="paragraph" style:parent-style-name="Heading_20_1">
      <style:text-properties style:font-name="Liberation Sans1"/>
    </style:style>
    <style:style style:name="P10" style:family="paragraph" style:parent-style-name="Heading_20_1">
      <style:text-properties style:font-name="Liberation Sans1" officeooo:rsid="0012b8a1" officeooo:paragraph-rsid="0012b8a1"/>
    </style:style>
    <style:style style:name="P11" style:family="paragraph" style:parent-style-name="Heading_20_1">
      <style:text-properties style:font-name="Liberation Sans1" officeooo:rsid="000c3824" officeooo:paragraph-rsid="000c3824"/>
    </style:style>
    <style:style style:name="P12" style:family="paragraph" style:parent-style-name="Heading_20_3">
      <style:text-properties style:font-name="Liberation Sans1" officeooo:rsid="000c3824" officeooo:paragraph-rsid="000c3824"/>
    </style:style>
    <style:style style:name="P13" style:family="paragraph" style:parent-style-name="Text_20_body" style:list-style-name="L1">
      <style:text-properties style:font-name="Liberation Sans1" officeooo:paragraph-rsid="000f3e78"/>
    </style:style>
    <style:style style:name="P14" style:family="paragraph" style:parent-style-name="Text_20_body" style:list-style-name="L1">
      <style:text-properties style:font-name="Liberation Sans1" officeooo:rsid="001ad089" officeooo:paragraph-rsid="001ad089"/>
    </style:style>
    <style:style style:name="P15" style:family="paragraph" style:parent-style-name="Text_20_body" style:list-style-name="L2">
      <style:text-properties style:font-name="Liberation Sans1" fo:font-style="normal" officeooo:rsid="001ad089" officeooo:paragraph-rsid="001ad089" style:font-style-asian="normal" style:font-style-complex="normal"/>
    </style:style>
    <style:style style:name="P16" style:family="paragraph" style:parent-style-name="Text_20_body" style:list-style-name="L2">
      <style:text-properties style:font-name="Liberation Sans1" fo:font-style="normal" officeooo:rsid="001ad089" officeooo:paragraph-rsid="001cfa2a" style:font-style-asian="normal" style:font-style-complex="normal"/>
    </style:style>
    <style:style style:name="P17" style:family="paragraph" style:parent-style-name="Text_20_body" style:list-style-name="L3">
      <style:text-properties style:font-name="Liberation Sans1" officeooo:rsid="000c3824" officeooo:paragraph-rsid="000c3824"/>
    </style:style>
    <style:style style:name="P18" style:family="paragraph" style:parent-style-name="Text_20_body" style:list-style-name="L4">
      <style:text-properties style:font-name="Liberation Sans1" officeooo:rsid="000c3824" officeooo:paragraph-rsid="000c3824"/>
    </style:style>
    <style:style style:name="P19" style:family="paragraph" style:parent-style-name="Text_20_body" style:list-style-name="L5">
      <style:text-properties style:font-name="Liberation Sans1" officeooo:rsid="000c3824" officeooo:paragraph-rsid="00280f0b"/>
    </style:style>
    <style:style style:name="P20" style:family="paragraph" style:parent-style-name="Text_20_body" style:list-style-name="L5">
      <style:text-properties style:font-name="Liberation Sans1" officeooo:rsid="000c3824" officeooo:paragraph-rsid="002686de"/>
    </style:style>
    <style:style style:name="P21" style:family="paragraph" style:parent-style-name="Text_20_body" style:list-style-name="L5">
      <style:text-properties style:font-name="Liberation Sans1" officeooo:rsid="000c3824" officeooo:paragraph-rsid="00268f54"/>
    </style:style>
    <style:style style:name="P22" style:family="paragraph" style:parent-style-name="Text_20_body" style:list-style-name="L5">
      <style:text-properties style:font-name="Liberation Sans1" officeooo:rsid="0021f861" officeooo:paragraph-rsid="0021f861"/>
    </style:style>
    <style:style style:name="P23" style:family="paragraph" style:parent-style-name="Text_20_body" style:list-style-name="L5">
      <style:text-properties style:font-name="Liberation Sans1" officeooo:rsid="0021f861" officeooo:paragraph-rsid="00250e62"/>
    </style:style>
    <style:style style:name="P24" style:family="paragraph" style:parent-style-name="Text_20_body" style:list-style-name="L5">
      <style:text-properties style:font-name="Liberation Sans1" officeooo:rsid="0022b272" officeooo:paragraph-rsid="00277f77"/>
    </style:style>
    <style:style style:name="P25" style:family="paragraph" style:parent-style-name="Text_20_body" style:list-style-name="L5">
      <style:text-properties style:font-name="Liberation Sans1" officeooo:rsid="0022b272" officeooo:paragraph-rsid="0022b272"/>
    </style:style>
    <style:style style:name="T1" style:family="text">
      <style:text-properties style:text-underline-style="solid" style:text-underline-width="auto" style:text-underline-color="font-color" officeooo:rsid="000f842a"/>
    </style:style>
    <style:style style:name="T2" style:family="text">
      <style:text-properties officeooo:rsid="000da4a6"/>
    </style:style>
    <style:style style:name="T3" style:family="text">
      <style:text-properties style:text-underline-style="none"/>
    </style:style>
    <style:style style:name="T4" style:family="text">
      <style:text-properties officeooo:rsid="00190875"/>
    </style:style>
    <style:style style:name="T5" style:family="text">
      <style:text-properties officeooo:rsid="001d7d24"/>
    </style:style>
    <style:style style:name="T6" style:family="text">
      <style:text-properties style:font-name="Liberation Sans1"/>
    </style:style>
    <style:style style:name="T7" style:family="text">
      <style:text-properties style:font-name="Liberation Sans1" officeooo:rsid="0029ed4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Programme</text:h>
      <text:p text:style-name="P3"><text:span text:style-name="T1">Contenus</text:span><text:span text:style-name="T2"> :</text:span></text:p>
      <text:p text:style-name="P4">Les suites comme modèles mathématiques d’évolutions discrètes :</text:p>
      <text:list xml:id="list4220837543" text:style-name="L1">
        <text:list-item>
          <text:p text:style-name="P13">différents modes de génération d’une suite numérique</text:p>
        </text:list-item>
        <text:list-item>
          <text:p text:style-name="P13">sens de variation</text:p>
        </text:list-item>
        <text:list-item>
          <text:p text:style-name="P14">représentation graphique : nuage de points<draw:frame draw:style-name="fr1" draw:name="Objet1" text:anchor-type="as-char" svg:y="-0.418cm" svg:width="2.046cm" svg:height="0.549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</text:list>
      <text:p text:style-name="P5">Les suites arithmétiques comme modèles discrets d’évolutions absolues constantes (croissance linéaire) et les suites géométriques (à termes strictement positifs) comme modèles discrets d’évolutions relatives constantes (croissance exponentielle) :</text:p>
      <text:list xml:id="list3899212090" text:style-name="L2">
        <text:list-item>
          <text:p text:style-name="P15">relation de récurrence</text:p>
        </text:list-item>
        <text:list-item>
          <text:p text:style-name="P16">sens de variation</text:p>
        </text:list-item>
        <text:list-item>
          <text:p text:style-name="P15">représentation graphique</text:p>
        </text:list-item>
      </text:list>
      <text:p text:style-name="P1"><text:span text:style-name="T1">Capacités attendues</text:span> :</text:p>
      <text:list xml:id="list4138985000" text:style-name="L3">
        <text:list-item>
          <text:p text:style-name="P17">Modéliser une situation à l’aide d’une suite.</text:p>
        </text:list-item>
        <text:list-item>
          <text:p text:style-name="P17">Reconnaître si une situation relève d’un modèle discret de croissance linéaire o<text:span text:style-name="T5">u </text:span>exponentielle.</text:p>
        </text:list-item>
        <text:list-item>
          <text:p text:style-name="P17">Calculer un terme de rang donné d’une suite définie par une relation fonctionnelle ou une relation de récurrence.</text:p>
        </text:list-item>
        <text:list-item>
          <text:p text:style-name="P17">Réaliser et exploiter la représentation graphique des termes d'une suite.</text:p>
        </text:list-item>
        <text:list-item>
          <text:p text:style-name="P17">Conjecturer, à partir de sa représentation graphique, la nature arithmétique ou géométrique d’une suite.</text:p>
        </text:list-item>
        <text:list-item>
          <text:p text:style-name="P17">Démontrer qu’une suite est arithmétique ou géométrique.</text:p>
        </text:list-item>
        <text:list-item>
          <text:p text:style-name="P17">Déterminer le sens de variation d’une suite arithmétique ou géométrique à l’aide de la raison.</text:p>
        </text:list-item>
      </text:list>
      <text:p text:style-name="P2">Exemple d’algorithme<text:span text:style-name="T3"> :</text:span></text:p>
      <text:list xml:id="list2165080631" text:style-name="L4">
        <text:list-item>
          <text:p text:style-name="P18">Calculer un terme de rang donné d’une suite, une somme finie de termes.</text:p>
        </text:list-item>
        <text:list-item>
          <text:p text:style-name="P18">Déterminer une liste de termes d’une suite et les représenter.</text:p>
        </text:list-item>
        <text:list-item>
          <text:p text:style-name="P18">Déterminer le rang à partir duquel les termes d'une suite sont supérieurs ou inférieurs à un seuil donné, ou aux termes de même rang d'une autre suite.</text:p>
        </text:list-item>
      </text:list>
      <text:h text:style-name="P10" text:outline-level="1"><text:soft-page-break/>Objectif<text:span text:style-name="T4">s</text:span> d’apprentissage</text:h>
      <text:list xml:id="list2058563719" text:style-name="L5">
        <text:list-item>
          <text:p text:style-name="P22">Associer une suite numérique à une situtation donnée.</text:p>
        </text:list-item>
        <text:list-item>
          <text:p text:style-name="P24">Utiliser une fonction pour calculer les termes d’une suite.</text:p>
        </text:list-item>
        <text:list-item>
          <text:p text:style-name="P25">Utiliser une relation de récurrence pour calculer les termes d’une suite.</text:p>
        </text:list-item>
        <text:list-item>
          <text:p text:style-name="P19">Calculer un terme de rang donné d’une suite définie par une relation fonctionnelle ou une relation de récurrence.</text:p>
        </text:list-item>
        <text:list-item>
          <text:p text:style-name="P23">Représenter graphiquement une suite numérique.</text:p>
        </text:list-item>
        <text:list-item>
          <text:p text:style-name="P20">Conjecturer, à partir de sa représentation graphique, la nature arithmétique ou géométrique d’une suite.</text:p>
        </text:list-item>
        <text:list-item>
          <text:p text:style-name="P20">Démontrer qu’une suite est arithmétique ou géométrique.</text:p>
        </text:list-item>
        <text:list-item>
          <text:p text:style-name="P21">Déterminer le sens de variation d’une suite arithmétique ou géométrique à l’aide de la raison.</text:p>
        </text:list-item>
      </text:list>
      <text:h text:style-name="P11" text:outline-level="1">Séances</text:h>
      <text:h text:style-name="P12" text:outline-level="3">Séance 1</text:h>
      <text:p text:style-name="P6">Présentation de la notion à l’aide d’une activité d’introduction. Compléter quelques suites de manière logique, et poser un peu de vocabulaire (termes, indice)</text:p>
      <text:h text:style-name="P12" text:outline-level="3">Séance 2</text:h>
      <text:p text:style-name="P7"><text:span text:style-name="T6">Modéliser une situation réelle par une suite. Introduire d’un côté la définition fonctionnelle, et de l’autre celle par récurrence. </text:span><text:span text:style-name="T7">Commencer la représentation graphique.</text:span></text:p>
      <text:h text:style-name="Heading_20_3" text:outline-level="3">Séance 3</text:h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5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7T11:27:30.454101675</meta:creation-date>
    <meta:generator>LibreOffice/7.3.7.2$Linux_X86_64 LibreOffice_project/30$Build-2</meta:generator>
    <dc:date>2023-03-21T11:12:26.230593823</dc:date>
    <meta:editing-duration>PT3H25M5S</meta:editing-duration>
    <meta:editing-cycles>32</meta:editing-cycles>
    <meta:document-statistic meta:table-count="0" meta:image-count="0" meta:object-count="1" meta:page-count="2" meta:paragraph-count="37" meta:word-count="369" meta:character-count="2416" meta:non-whitespace-character-count="2108"/>
  </office:meta>
</office:document-meta>
</file>

<file path=Object 1/content.xml><?xml version="1.0" encoding="utf-8"?>
<math xmlns="http://www.w3.org/1998/Math/MathML" display="block">
  <semantics>
    <mrow>
      <mo fence="true" form="prefix" stretchy="false">(</mo>
      <mrow>
        <mrow>
          <mi>n</mi>
          <mi>,</mi>
          <mi>u</mi>
          <mrow>
            <mo fence="true" form="prefix" stretchy="false">(</mo>
            <mrow>
              <mi>n</mi>
            </mrow>
            <mo fence="true" form="postfix" stretchy="false">)</mo>
          </mrow>
        </mrow>
      </mrow>
      <mo fence="true" form="postfix" stretchy="false">)</mo>
    </mrow>
    <annotation encoding="StarMath 5.0">(n,u(n))</annotation>
  </semantics>
</math>
</file>